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12.9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column table:style-name="co13" table:default-cell-style-name="ce69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 table:number-columns-repeated="2"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0" office:value-type="string" calcext:value-type="string">
            <text:p>NORM2</text:p>
          </table:table-cell>
          <table:table-cell table:style-name="ce63" office:value-type="string" calcext:value-type="string">
            <text:p>TQuartic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Cub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ext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EXTRACT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TOSCALAR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DUAL3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ELECTRIC FIELD }</text:p>
          </table:table-cell>
          <table:table-cell table:style-name="ce50" table:number-columns-repeated="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36" office:value-type="string" calcext:value-type="string">
            <text:p>// ohm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Ohm?</text:p>
          </table:table-cell>
          <table:table-cell table:style-name="ce71" office:value-type="string" calcext:value-type="string">
            <text:p>main definition [ <text:span text:style-name="T3">Ω</text:span> ] = [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nry!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Siemens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siemens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Siemens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Farad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GEOMETRIC-1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volt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main definition [ V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GEOMETRIC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watt [ W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main definition [ W ] = [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GEOMETRIC</text:p>
          </table:table-cell>
          <table:table-cell table:style-name="ce63" office:value-type="string" calcext:value-type="string">
            <text:p>TCLVolt?</text:p>
          </table:table-cell>
          <table:table-cell table:style-name="ce63" office:value-type="string" calcext:value-type="string">
            <text:p>TCLAmpere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 office:value-type="string" calcext:value-type="string">
            <text:p>CONIUGATE2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volt per meter[ v/m ] = [ N/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 table:style-name="ce6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0" office:value-type="string" calcext:value-type="string">
            <text:p>DUAL1-RECIPROCAL2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// { TSecon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Second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THertz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35" office:value-type="string" calcext:value-type="string">
            <text:p>// { COULOMB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Volt?PerMeter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OHM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Ohm?</text:p>
          </table:table-cell>
          <table:table-cell table:style-name="ce63" table:number-columns-repeated="2"/>
          <table:table-cell table:style-name="ce60" table:number-columns-repeated="2"/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Watt?</text:p>
          </table:table-cell>
          <table:table-cell table:style-name="ce63" table:number-columns-repeated="2"/>
          <table:table-cell table:style-name="ce60" table:number-columns-repeated="2"/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1-RECIPROCAL2</text:p>
          </table:table-cell>
        </table:table-row>
        <table:table-row table:style-name="ro1">
          <table:table-cell table:style-name="ce35" office:value-type="string" calcext:value-type="string">
            <text:p>// { TCLMeterPerSecon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Radian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CLMeterPerSecondSquare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PerMet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Pascal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THenry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DUAL1</text:p>
          </table:table-cell>
        </table:table-row>
        <table:table-row table:style-name="ro1">
          <table:table-cell table:style-name="ce35" office:value-type="string" calcext:value-type="string">
            <text:p>// { TCLTesla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3</text:p>
          </table:table-cell>
        </table:table-row>
        <table:table-row table:style-name="ro1" table:number-rows-repeated="1047892">
          <table:table-cell table:number-columns-repeated="13"/>
        </table:table-row>
        <table:table-row table:style-name="ro2" table:number-rows-repeated="1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0:54:43.03121222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0:55:36.128429507</dc:date>
    <meta:editing-duration>P6DT8H36M26S</meta:editing-duration>
    <meta:editing-cycles>3776</meta:editing-cycles>
    <meta:generator>LibreOffice/7.6.5.2$Linux_X86_64 LibreOffice_project/60$Build-2</meta:generator>
    <meta:print-date>2023-03-25T21:17:20.703000000</meta:print-date>
    <meta:document-statistic meta:table-count="1" meta:cell-count="4597" meta:object-count="0"/>
  </office:meta>
</office:document-meta>
</file>